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Times New Roman" svg:font-family="'Times New Roman'"/>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Times new roman" svg:font-family="'Times new roman'" style:font-family-generic="roman"/>
    <style:font-face style:name="JetBrains Mono" svg:font-family="'JetBrai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variant="normal" fo:text-transform="none" fo:color="#000000" style:font-name="Times New Roman" fo:font-size="15pt" fo:letter-spacing="normal" fo:font-style="normal" fo:font-weight="normal" officeooo:rsid="000b6f33" officeooo:paragraph-rsid="001912bb" style:font-size-asian="15pt" style:font-size-complex="15pt"/>
    </style:style>
    <style:style style:name="P2" style:family="paragraph" style:parent-style-name="Standard">
      <style:paragraph-properties fo:text-align="start" style:justify-single-word="false"/>
      <style:text-properties fo:font-variant="normal" fo:text-transform="none" fo:color="#000000" style:font-name="Times New Roman" fo:font-size="15pt" fo:letter-spacing="normal" fo:font-style="normal" fo:font-weight="normal" officeooo:rsid="000b6f33" officeooo:paragraph-rsid="001adb02" style:font-size-asian="15pt" style:font-size-complex="15pt"/>
    </style:style>
    <style:style style:name="P3" style:family="paragraph" style:parent-style-name="Standard">
      <style:paragraph-properties fo:text-align="start" style:justify-single-word="false"/>
      <style:text-properties fo:font-variant="normal" fo:text-transform="none" fo:color="#000000" style:font-name="Times New Roman" fo:font-size="15pt" fo:letter-spacing="normal" fo:font-style="normal" fo:font-weight="normal" officeooo:paragraph-rsid="001adb02" style:font-size-asian="15pt" style:font-size-complex="15pt"/>
    </style:style>
    <style:style style:name="P4"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1c1c1c" style:font-name="Times New Roman" fo:font-size="20pt" fo:letter-spacing="normal" fo:font-style="normal" fo:font-weight="bold" officeooo:rsid="000b6f33" officeooo:paragraph-rsid="001912bb" fo:background-color="#ffd8ce" style:font-size-asian="20pt" style:font-weight-asian="bold" style:font-size-complex="20pt" style:font-weight-complex="bold"/>
    </style:style>
    <style:style style:name="P5"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1c1c1c" style:font-name="Times New Roman" fo:font-size="20pt" fo:letter-spacing="normal" fo:font-style="normal" fo:font-weight="bold" officeooo:rsid="000b6f33" officeooo:paragraph-rsid="001adb02" fo:background-color="#ffd8ce" style:font-size-asian="20pt" style:font-weight-asian="bold" style:font-size-complex="20pt" style:font-weight-complex="bold"/>
    </style:style>
    <style:style style:name="P6" style:family="paragraph" style:parent-style-name="Standard">
      <style:paragraph-properties fo:margin-left="0cm" fo:margin-right="0cm" fo:text-align="start" style:justify-single-word="false" fo:orphans="2" fo:widows="2" fo:text-indent="0cm" style:auto-text-indent="false"/>
      <style:text-properties fo:color="#000000" style:text-position="0% 100%" fo:font-size="18pt" fo:font-weight="bold" officeooo:rsid="003dff02" officeooo:paragraph-rsid="003dff02" fo:background-color="transparent" style:font-size-asian="18pt" style:font-weight-asian="bold" style:font-size-complex="18pt" style:font-weight-complex="bold"/>
    </style:style>
    <style:style style:name="P7" style:family="paragraph" style:parent-style-name="Standard">
      <style:paragraph-properties fo:margin-left="0cm" fo:margin-right="0cm" fo:text-align="start" style:justify-single-word="false" fo:orphans="2" fo:widows="2" fo:text-indent="0cm" style:auto-text-indent="false"/>
      <style:text-properties fo:color="#000000" style:text-position="0% 100%" fo:font-size="18pt" fo:font-weight="bold" officeooo:rsid="003ecd56" officeooo:paragraph-rsid="003ecd56" fo:background-color="transparent" style:font-size-asian="18pt" style:font-weight-asian="bold" style:font-size-complex="18pt" style:font-weight-complex="bold"/>
    </style:style>
    <style:style style:name="P8" style:family="paragraph" style:parent-style-name="Standard">
      <style:paragraph-properties fo:margin-left="0cm" fo:margin-right="0cm" fo:text-align="center" style:justify-single-word="false" fo:orphans="2" fo:widows="2" fo:text-indent="0cm" style:auto-text-indent="false"/>
      <style:text-properties fo:color="#000000" style:text-position="0% 100%" fo:font-size="15pt" fo:font-weight="bold" officeooo:rsid="00442d8c" officeooo:paragraph-rsid="00442d8c" fo:background-color="transparent" style:font-size-asian="15pt" style:font-weight-asian="bold" style:font-size-complex="15pt" style:font-weight-complex="bold"/>
    </style:style>
    <style:style style:name="P9" style:family="paragraph" style:parent-style-name="Standard">
      <style:paragraph-properties fo:margin-left="0cm" fo:margin-right="0cm" fo:text-align="start" style:justify-single-word="false" fo:orphans="2" fo:widows="2" fo:text-indent="0cm" style:auto-text-indent="false"/>
      <style:text-properties fo:color="#000000" style:text-position="0% 100%" fo:font-size="14pt" fo:font-weight="bold" officeooo:rsid="00442d8c" officeooo:paragraph-rsid="00442d8c" fo:background-color="transparent" style:font-size-asian="14pt" style:font-weight-asian="bold" style:font-size-complex="14pt" style:font-weight-complex="bold"/>
    </style:style>
    <style:style style:name="P10" style:family="paragraph" style:parent-style-name="Standard">
      <style:paragraph-properties fo:margin-left="0cm" fo:margin-right="0cm" fo:text-align="start" style:justify-single-word="false" fo:orphans="2" fo:widows="2" fo:text-indent="0cm" style:auto-text-indent="false"/>
      <style:text-properties fo:color="#000000" style:text-position="0% 100%" fo:font-size="14pt" fo:font-weight="bold" officeooo:rsid="00442d8c" officeooo:paragraph-rsid="00453496" fo:background-color="transparent" style:font-size-asian="14pt" style:font-weight-asian="bold" style:font-size-complex="14pt" style:font-weight-complex="bold"/>
    </style:style>
    <style:style style:name="P11" style:family="paragraph" style:parent-style-name="Standard">
      <style:paragraph-properties fo:margin-left="0cm" fo:margin-right="0cm" fo:text-align="start" style:justify-single-word="false" fo:orphans="2" fo:widows="2" fo:text-indent="0cm" style:auto-text-indent="false"/>
      <style:text-properties fo:color="#000000" style:text-position="0% 100%" fo:font-size="14pt" fo:font-weight="bold" officeooo:rsid="00453496" officeooo:paragraph-rsid="00453496" fo:background-color="transparent" style:font-size-asian="14pt" style:font-weight-asian="bold" style:font-size-complex="14pt" style:font-weight-complex="bold"/>
    </style:style>
    <style:style style:name="P12" style:family="paragraph" style:parent-style-name="Standard">
      <style:paragraph-properties fo:margin-left="0cm" fo:margin-right="0cm" fo:text-align="center" style:justify-single-word="false" fo:orphans="2" fo:widows="2" fo:text-indent="0cm" style:auto-text-indent="false"/>
      <style:text-properties fo:color="#000000" style:text-position="0% 100%" fo:font-size="14pt" fo:font-weight="bold" officeooo:rsid="00473aea" officeooo:paragraph-rsid="00473aea" fo:background-color="transparent" style:font-size-asian="14pt" style:font-weight-asian="bold" style:font-size-complex="14pt" style:font-weight-complex="bold"/>
    </style:style>
    <style:style style:name="P13" style:family="paragraph" style:parent-style-name="Standard">
      <style:paragraph-properties fo:margin-left="0cm" fo:margin-right="0cm" fo:text-align="start" style:justify-single-word="false" fo:orphans="2" fo:widows="2" fo:text-indent="0cm" style:auto-text-indent="false"/>
      <style:text-properties fo:color="#000000" style:text-position="0% 100%" fo:font-size="14pt" fo:font-weight="bold" officeooo:rsid="00473aea" officeooo:paragraph-rsid="00473aea" fo:background-color="transparent" style:font-size-asian="14pt" style:font-weight-asian="bold" style:font-size-complex="14pt" style:font-weight-complex="bold"/>
    </style:style>
    <style:style style:name="P14" style:family="paragraph" style:parent-style-name="Standard">
      <style:paragraph-properties fo:margin-left="0cm" fo:margin-right="0cm" fo:text-align="start" style:justify-single-word="false" fo:orphans="2" fo:widows="2" fo:text-indent="0cm" style:auto-text-indent="false"/>
      <style:text-properties fo:color="#000000" style:text-position="0% 100%" fo:font-size="11pt" fo:font-weight="bold" officeooo:rsid="003ecd56" officeooo:paragraph-rsid="004213c1" fo:background-color="transparent" style:font-size-asian="11pt" style:font-weight-asian="bold" style:font-size-complex="11pt" style:font-weight-complex="bold"/>
    </style:style>
    <style:style style:name="P15" style:family="paragraph" style:parent-style-name="Standard">
      <style:paragraph-properties fo:margin-left="0cm" fo:margin-right="0cm" fo:text-align="start" style:justify-single-word="false" fo:orphans="2" fo:widows="2" fo:text-indent="0cm" style:auto-text-indent="false"/>
      <style:text-properties fo:color="#000000" style:text-position="0% 100%" fo:font-size="11pt" fo:font-weight="bold" officeooo:rsid="00453496" officeooo:paragraph-rsid="00453496" fo:background-color="transparent" style:font-size-asian="11pt" style:font-weight-asian="bold" style:font-size-complex="11pt" style:font-weight-complex="bold"/>
    </style:style>
    <style:style style:name="P16" style:family="paragraph" style:parent-style-name="Standard">
      <style:paragraph-properties fo:margin-left="0cm" fo:margin-right="0cm" fo:text-align="start" style:justify-single-word="false" fo:orphans="2" fo:widows="2" fo:text-indent="0cm" style:auto-text-indent="false"/>
      <style:text-properties fo:color="#000000" style:text-position="0% 100%" fo:font-size="11pt" fo:font-weight="bold" officeooo:rsid="004213c1" officeooo:paragraph-rsid="0042cb46" fo:background-color="transparent" style:font-size-asian="11pt" style:font-weight-asian="bold" style:font-size-complex="11pt" style:font-weight-complex="bold"/>
    </style:style>
    <style:style style:name="P17" style:family="paragraph" style:parent-style-name="Standard">
      <style:paragraph-properties fo:margin-left="0cm" fo:margin-right="0cm" fo:text-align="start" style:justify-single-word="false" fo:orphans="2" fo:widows="2" fo:text-indent="0cm" style:auto-text-indent="false"/>
      <style:text-properties officeooo:paragraph-rsid="0049c431"/>
    </style:style>
    <style:style style:name="P18" style:family="paragraph" style:parent-style-name="Standard">
      <style:paragraph-properties fo:margin-left="0cm" fo:margin-right="0cm" fo:text-align="start" style:justify-single-word="false" fo:orphans="2" fo:widows="2" fo:text-indent="0cm" style:auto-text-indent="false"/>
      <style:text-properties officeooo:paragraph-rsid="004ba158"/>
    </style:style>
    <style:style style:name="P19" style:family="paragraph" style:parent-style-name="Standard">
      <style:paragraph-properties fo:margin-left="0cm" fo:margin-right="0cm" fo:text-align="start" style:justify-single-word="false" fo:orphans="2" fo:widows="2" fo:text-indent="0cm" style:auto-text-indent="false"/>
      <style:text-properties fo:color="#808080" style:text-position="0% 100%" style:font-name="JetBrains Mono" fo:font-size="12pt" fo:font-style="normal" fo:font-weight="normal" officeooo:rsid="003ecd56" officeooo:paragraph-rsid="00490012" fo:background-color="transparent" style:font-size-asian="12pt" style:font-style-asian="normal" style:font-weight-asian="normal" style:font-size-complex="18pt" style:font-weight-complex="bold"/>
    </style:style>
    <style:style style:name="P20" style:family="paragraph" style:parent-style-name="Standard">
      <style:paragraph-properties fo:margin-left="0cm" fo:margin-right="0cm" fo:text-align="start" style:justify-single-word="false" fo:orphans="2" fo:widows="2" fo:text-indent="0cm" style:auto-text-indent="false"/>
      <style:text-properties officeooo:rsid="004ba158" officeooo:paragraph-rsid="004ba158"/>
    </style:style>
    <style:style style:name="P2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style:use-window-font-color="true" style:font-name="Times New Roman" fo:font-size="15pt" fo:letter-spacing="normal" fo:font-style="normal" fo:font-weight="normal" officeooo:rsid="000b6f33" officeooo:paragraph-rsid="001adb02" fo:background-color="transparent" style:font-size-asian="15pt" style:font-weight-asian="bold" style:font-size-complex="15pt" style:font-weight-complex="bold"/>
    </style:style>
    <style:style style:name="P22" style:family="paragraph" style:parent-style-name="Обычный">
      <style:paragraph-properties fo:margin-left="0cm" fo:margin-right="0cm" fo:text-align="center" style:justify-single-word="false" fo:orphans="2" fo:widows="2" fo:text-indent="0cm" style:auto-text-indent="false"/>
      <style:text-properties fo:font-variant="normal" fo:text-transform="none" fo:color="#000000" style:font-name="Times new roman" fo:font-size="20pt" fo:letter-spacing="normal" fo:font-style="normal" fo:font-weight="bold" officeooo:rsid="000b6f33" officeooo:paragraph-rsid="001912bb" fo:background-color="#ffd8ce" style:font-size-asian="20pt" style:font-style-asian="normal" style:font-weight-asian="bold" style:font-size-complex="20pt" style:font-weight-complex="bold"/>
    </style:style>
    <style:style style:name="P23" style:family="paragraph" style:parent-style-name="Standard">
      <style:paragraph-properties fo:margin-left="0cm" fo:margin-right="0cm" fo:text-align="center" style:justify-single-word="false" fo:orphans="2" fo:widows="2" fo:text-indent="0cm" style:auto-text-indent="false" fo:break-before="page"/>
      <style:text-properties fo:color="#000000" style:text-position="0% 100%" fo:font-size="18pt" fo:font-weight="bold" officeooo:rsid="003ecd56" officeooo:paragraph-rsid="003ecd56" fo:background-color="transparent" style:font-size-asian="18pt" style:font-weight-asian="bold" style:font-size-complex="18pt" style:font-weight-complex="bold"/>
    </style:style>
    <style:style style:name="P24" style:family="paragraph" style:parent-style-name="Text_20_body">
      <style:paragraph-properties fo:text-align="center" style:justify-single-word="false"/>
      <style:text-properties fo:font-variant="normal" fo:text-transform="none" fo:color="#1c1c1c" style:font-name="Times New Roman" fo:font-size="20pt" fo:letter-spacing="normal" fo:font-style="normal" fo:font-weight="bold" officeooo:rsid="000b6f33" officeooo:paragraph-rsid="001912bb" fo:background-color="#ffd8ce" style:font-size-asian="20pt" style:font-weight-asian="bold" style:font-size-complex="20pt" style:font-weight-complex="bold"/>
    </style:style>
    <style:style style:name="P25" style:family="paragraph" style:parent-style-name="Standard" style:master-page-name="First_20_Page">
      <style:paragraph-properties fo:text-align="center" style:justify-single-word="false" style:page-number="auto"/>
      <style:text-properties fo:font-variant="normal" fo:text-transform="none" fo:color="#000000" style:font-name="Times New Roman" fo:font-size="15pt" fo:letter-spacing="normal" fo:font-style="normal" fo:font-weight="normal" officeooo:paragraph-rsid="001912bb" style:font-size-asian="15pt" style:font-size-complex="15pt"/>
    </style:style>
    <style:style style:name="P26" style:family="paragraph" style:parent-style-name="Standard">
      <style:paragraph-properties fo:margin-left="0cm" fo:margin-right="0cm" fo:text-align="start" style:justify-single-word="false" fo:orphans="2" fo:widows="2" fo:text-indent="0cm" style:auto-text-indent="false"/>
      <style:text-properties fo:color="#a9b7c6" style:text-position="0% 100%" style:font-name="JetBrains Mono" fo:font-size="12pt" fo:font-style="normal" fo:font-weight="normal" officeooo:rsid="003ecd56" officeooo:paragraph-rsid="004ba158" fo:background-color="transparent" style:font-size-asian="12pt" style:font-style-asian="normal" style:font-weight-asian="normal" style:font-size-complex="18pt" style:font-weight-complex="bold"/>
    </style:style>
    <style:style style:name="P27" style:family="paragraph" style:parent-style-name="Standard">
      <style:paragraph-properties fo:margin-left="0cm" fo:margin-right="0cm" fo:text-align="start" style:justify-single-word="false" fo:orphans="2" fo:widows="2" fo:text-indent="0cm" style:auto-text-indent="false"/>
      <style:text-properties fo:color="#a9b7c6" style:text-position="0% 100%" style:font-name="JetBrains Mono" fo:font-size="12pt" fo:font-style="normal" fo:font-weight="normal" officeooo:rsid="004ba158" officeooo:paragraph-rsid="004ba158" fo:background-color="transparent" style:font-size-asian="12pt" style:font-style-asian="normal" style:font-weight-asian="normal" style:font-size-complex="18pt" style:font-weight-complex="bold"/>
    </style:style>
    <style:style style:name="P28" style:family="paragraph" style:parent-style-name="Standard">
      <style:paragraph-properties fo:margin-left="0cm" fo:margin-right="0cm" fo:text-align="start" style:justify-single-word="false" fo:orphans="2" fo:widows="2" fo:text-indent="0cm" style:auto-text-indent="false"/>
      <style:text-properties fo:color="#000000" style:text-position="0% 100%" fo:font-size="18pt" fo:font-weight="bold" officeooo:rsid="003ecd56" officeooo:paragraph-rsid="004ba158" fo:background-color="transparent" style:font-size-asian="18pt" style:font-weight-asian="bold" style:font-size-complex="18pt" style:font-weight-complex="bold"/>
    </style:style>
    <style:style style:name="P29" style:family="paragraph" style:parent-style-name="Standard">
      <style:paragraph-properties fo:margin-left="0cm" fo:margin-right="0cm" fo:text-align="start" style:justify-single-word="false" fo:orphans="2" fo:widows="2" fo:text-indent="0cm" style:auto-text-indent="false"/>
      <style:text-properties fo:color="#000000" style:text-position="0% 100%" fo:font-size="18pt" fo:font-weight="bold" officeooo:rsid="004ba158" officeooo:paragraph-rsid="004ba158" fo:background-color="transparent" style:font-size-asian="18pt" style:font-weight-asian="bold" style:font-size-complex="18pt" style:font-weight-complex="bold"/>
    </style:style>
    <style:style style:name="P30" style:family="paragraph" style:parent-style-name="Standard">
      <style:paragraph-properties fo:margin-left="0cm" fo:margin-right="0cm" fo:text-align="start" style:justify-single-word="false" fo:orphans="2" fo:widows="2" fo:text-indent="0cm" style:auto-text-indent="false"/>
      <style:text-properties fo:color="#000000" style:text-position="0% 100%" fo:font-size="18pt" fo:font-weight="bold" officeooo:rsid="004e099f" officeooo:paragraph-rsid="004e099f" fo:background-color="transparent" style:font-size-asian="18pt" style:font-weight-asian="bold" style:font-size-complex="18pt" style:font-weight-complex="bold"/>
    </style:style>
    <style:style style:name="T1" style:family="text">
      <style:text-properties officeooo:rsid="000ca874"/>
    </style:style>
    <style:style style:name="T2" style:family="text">
      <style:text-properties officeooo:rsid="000b6f33"/>
    </style:style>
    <style:style style:name="T3" style:family="text">
      <style:text-properties officeooo:rsid="003dff02"/>
    </style:style>
    <style:style style:name="T4" style:family="text">
      <style:text-properties officeooo:rsid="00405075"/>
    </style:style>
    <style:style style:name="T5" style:family="text">
      <style:text-properties fo:color="#cc7832" style:font-name="JetBrains Mono" fo:font-size="12pt" fo:font-style="normal" fo:font-weight="normal" style:font-size-asian="12pt" style:font-style-asian="normal" style:font-weight-asian="normal"/>
    </style:style>
    <style:style style:name="T6" style:family="text">
      <style:text-properties fo:color="#cc7832" style:font-name="JetBrains Mono" fo:font-size="12pt" fo:font-style="normal" fo:font-weight="normal" officeooo:rsid="003ecd56" style:font-size-asian="12pt" style:font-style-asian="normal" style:font-weight-asian="normal" style:font-size-complex="18pt"/>
    </style:style>
    <style:style style:name="T7" style:family="text">
      <style:text-properties fo:color="#cc7832" style:font-name="JetBrains Mono" fo:font-size="12pt" fo:font-style="normal" fo:font-weight="bold" style:font-size-asian="12pt" style:font-style-asian="normal" style:font-weight-asian="bold" style:font-weight-complex="bold"/>
    </style:style>
    <style:style style:name="T8" style:family="text">
      <style:text-properties fo:color="#cc7832" style:text-position="0% 100%" style:font-name="JetBrains Mono" fo:font-size="12pt" fo:font-style="normal" fo:font-weight="normal" officeooo:rsid="003ecd56" fo:background-color="transparent" loext:char-shading-value="0" style:font-size-asian="12pt" style:font-style-asian="normal" style:font-weight-asian="normal" style:font-size-complex="18pt" style:font-weight-complex="bold"/>
    </style:style>
    <style:style style:name="T9" style:family="text">
      <style:text-properties fo:color="#cc7832" style:text-position="0% 100%" style:font-name="JetBrains Mono" fo:font-size="12pt" fo:font-style="normal" fo:font-weight="bold" officeooo:rsid="003ecd56" fo:background-color="transparent" loext:char-shading-value="0" style:font-size-asian="12pt" style:font-style-asian="normal" style:font-weight-asian="bold" style:font-size-complex="18pt" style:font-weight-complex="bold"/>
    </style:style>
    <style:style style:name="T10" style:family="text">
      <style:text-properties fo:color="#a9b7c6" style:font-name="JetBrains Mono" fo:font-size="12pt" fo:font-style="normal" fo:font-weight="normal" style:font-size-asian="12pt" style:font-style-asian="normal" style:font-weight-asian="normal"/>
    </style:style>
    <style:style style:name="T11" style:family="text">
      <style:text-properties fo:color="#a9b7c6" style:font-name="JetBrains Mono" fo:font-size="12pt" fo:font-style="normal" fo:font-weight="normal" officeooo:rsid="003ecd56" style:font-size-asian="12pt" style:font-style-asian="normal" style:font-weight-asian="normal" style:font-size-complex="18pt"/>
    </style:style>
    <style:style style:name="T12" style:family="text">
      <style:text-properties fo:color="#a9b7c6" style:font-name="JetBrains Mono" fo:font-size="12pt" fo:font-style="normal" style:text-underline-style="none" fo:font-weight="bold" style:font-size-asian="12pt" style:font-style-asian="normal" style:font-weight-asian="bold" style:font-weight-complex="bold"/>
    </style:style>
    <style:style style:name="T13" style:family="text">
      <style:text-properties fo:color="#a9b7c6" style:font-name="JetBrains Mono" fo:font-size="12pt" fo:font-style="normal" fo:font-weight="bold" style:font-size-asian="12pt" style:font-style-asian="normal" style:font-weight-asian="bold" style:font-weight-complex="bold"/>
    </style:style>
    <style:style style:name="T14" style:family="text">
      <style:text-properties fo:color="#a9b7c6" style:text-position="0% 100%" style:font-name="JetBrains Mono" fo:font-size="12pt" fo:font-style="normal" fo:font-weight="normal" officeooo:rsid="003ecd56" fo:background-color="transparent" loext:char-shading-value="0" style:font-size-asian="12pt" style:font-style-asian="normal" style:font-weight-asian="normal" style:font-size-complex="18pt" style:font-weight-complex="bold"/>
    </style:style>
    <style:style style:name="T15" style:family="text">
      <style:text-properties fo:color="#a9b7c6" style:text-position="0% 100%" style:font-name="JetBrains Mono" fo:font-size="12pt" fo:font-style="normal" fo:font-weight="normal" officeooo:rsid="00490012" fo:background-color="transparent" loext:char-shading-value="0" style:font-size-asian="12pt" style:font-style-asian="normal" style:font-weight-asian="normal" style:font-size-complex="18pt" style:font-weight-complex="bold"/>
    </style:style>
    <style:style style:name="T16" style:family="text">
      <style:text-properties fo:color="#a9b7c6" style:text-position="0% 100%" style:font-name="JetBrains Mono" fo:font-size="12pt" fo:font-style="normal" fo:font-weight="normal" officeooo:rsid="0049c431" fo:background-color="transparent" loext:char-shading-value="0" style:font-size-asian="12pt" style:font-style-asian="normal" style:font-weight-asian="normal" style:font-size-complex="18pt" style:font-weight-complex="bold"/>
    </style:style>
    <style:style style:name="T17" style:family="text">
      <style:text-properties fo:color="#a9b7c6" style:text-position="0% 100%" style:font-name="JetBrains Mono" fo:font-size="12pt" fo:font-style="normal" fo:font-weight="normal" officeooo:rsid="004ba158" fo:background-color="transparent" loext:char-shading-value="0" style:font-size-asian="12pt" style:font-style-asian="normal" style:font-weight-asian="normal" style:font-size-complex="18pt" style:font-weight-complex="bold"/>
    </style:style>
    <style:style style:name="T18" style:family="text">
      <style:text-properties fo:color="#a9b7c6" style:text-position="0% 100%" style:font-name="JetBrains Mono" fo:font-size="12pt" fo:font-style="normal" style:text-underline-style="none" fo:font-weight="bold" officeooo:rsid="003ecd56" fo:background-color="transparent" loext:char-shading-value="0" style:font-size-asian="12pt" style:font-style-asian="normal" style:font-weight-asian="bold" style:font-size-complex="18pt" style:font-weight-complex="bold"/>
    </style:style>
    <style:style style:name="T19" style:family="text">
      <style:text-properties fo:color="#a9b7c6" style:text-position="0% 100%" style:font-name="JetBrains Mono" fo:font-size="12pt" fo:font-style="normal" fo:font-weight="bold" officeooo:rsid="003ecd56" fo:background-color="transparent" loext:char-shading-value="0" style:font-size-asian="12pt" style:font-style-asian="normal" style:font-weight-asian="bold" style:font-size-complex="18pt" style:font-weight-complex="bold"/>
    </style:style>
    <style:style style:name="T20" style:family="text">
      <style:text-properties fo:color="#a9b7c6" style:text-position="0% 100%" style:font-name="JetBrains Mono" fo:font-size="12pt" fo:font-style="normal" fo:font-weight="bold" officeooo:rsid="0049c431" fo:background-color="transparent" loext:char-shading-value="0" style:font-size-asian="12pt" style:font-style-asian="normal" style:font-weight-asian="bold" style:font-size-complex="18pt" style:font-weight-complex="bold"/>
    </style:style>
    <style:style style:name="T21" style:family="text">
      <style:text-properties fo:color="#ffc66d" style:font-name="JetBrains Mono" fo:font-size="12pt" fo:font-style="normal" fo:font-weight="normal" style:font-size-asian="12pt" style:font-style-asian="normal" style:font-weight-asian="normal"/>
    </style:style>
    <style:style style:name="T22" style:family="text">
      <style:text-properties fo:color="#ffc66d" style:text-position="0% 100%" style:font-name="JetBrains Mono" fo:font-size="12pt" fo:font-style="normal" fo:font-weight="normal" officeooo:rsid="003ecd56" fo:background-color="transparent" loext:char-shading-value="0" style:font-size-asian="12pt" style:font-style-asian="normal" style:font-weight-asian="normal" style:font-size-complex="18pt" style:font-weight-complex="bold"/>
    </style:style>
    <style:style style:name="T23" style:family="text">
      <style:text-properties fo:color="#808080" style:font-name="JetBrains Mono" fo:font-size="12pt" fo:font-style="normal" fo:font-weight="normal" style:font-size-asian="12pt" style:font-style-asian="normal" style:font-weight-asian="normal"/>
    </style:style>
    <style:style style:name="T24" style:family="text">
      <style:text-properties fo:color="#808080" style:text-position="0% 100%" style:font-name="JetBrains Mono" fo:font-size="12pt" fo:font-style="normal" fo:font-weight="normal" officeooo:rsid="003ecd56" fo:background-color="transparent" loext:char-shading-value="0" style:font-size-asian="12pt" style:font-style-asian="normal" style:font-weight-asian="normal" style:font-size-complex="18pt" style:font-weight-complex="bold"/>
    </style:style>
    <style:style style:name="T25" style:family="text">
      <style:text-properties fo:color="#808080" style:text-position="0% 100%" style:font-name="JetBrains Mono" fo:font-size="12pt" fo:font-style="normal" fo:font-weight="normal" officeooo:rsid="0049c431" fo:background-color="transparent" loext:char-shading-value="0" style:font-size-asian="12pt" style:font-style-asian="normal" style:font-weight-asian="normal" style:font-size-complex="18pt" style:font-weight-complex="bold"/>
    </style:style>
    <style:style style:name="T26" style:family="text">
      <style:text-properties fo:color="#6897bb" style:font-name="JetBrains Mono" fo:font-size="12pt" fo:font-style="normal" fo:font-weight="normal" style:font-size-asian="12pt" style:font-style-asian="normal" style:font-weight-asian="normal"/>
    </style:style>
    <style:style style:name="T27" style:family="text">
      <style:text-properties fo:color="#6897bb" style:font-name="JetBrains Mono" fo:font-size="12pt" fo:font-style="normal" fo:font-weight="bold" style:font-size-asian="12pt" style:font-style-asian="normal" style:font-weight-asian="bold" style:font-weight-complex="bold"/>
    </style:style>
    <style:style style:name="T28" style:family="text">
      <style:text-properties fo:color="#6897bb" style:text-position="0% 100%" style:font-name="JetBrains Mono" fo:font-size="12pt" fo:font-style="normal" fo:font-weight="normal" officeooo:rsid="003ecd56" fo:background-color="transparent" loext:char-shading-value="0" style:font-size-asian="12pt" style:font-style-asian="normal" style:font-weight-asian="normal" style:font-size-complex="18pt" style:font-weight-complex="bold"/>
    </style:style>
    <style:style style:name="T29" style:family="text">
      <style:text-properties fo:color="#6897bb" style:text-position="0% 100%" style:font-name="JetBrains Mono" fo:font-size="12pt" fo:font-style="normal" style:text-underline-style="none" fo:font-weight="bold" officeooo:rsid="003ecd56" fo:background-color="transparent" loext:char-shading-value="0" style:font-size-asian="12pt" style:font-style-asian="normal" style:font-weight-asian="bold" style:font-size-complex="18pt" style:font-weight-complex="bold"/>
    </style:style>
    <style:style style:name="T30" style:family="text">
      <style:text-properties fo:color="#8888c6" style:font-name="JetBrains Mono" fo:font-size="12pt" fo:font-style="normal" fo:font-weight="normal" style:font-size-asian="12pt" style:font-style-asian="normal" style:font-weight-asian="normal"/>
    </style:style>
    <style:style style:name="T31" style:family="text">
      <style:text-properties fo:color="#8888c6" style:font-name="JetBrains Mono" fo:font-size="12pt" fo:font-style="normal" fo:font-weight="normal" officeooo:rsid="003ecd56" style:font-size-asian="12pt" style:font-style-asian="normal" style:font-weight-asian="normal" style:font-size-complex="18pt"/>
    </style:style>
    <style:style style:name="T32" style:family="text">
      <style:text-properties fo:color="#8888c6" style:font-name="JetBrains Mono" fo:font-size="12pt" fo:font-style="normal" style:text-underline-style="none" fo:font-weight="bold" style:font-size-asian="12pt" style:font-style-asian="normal" style:font-weight-asian="bold" style:font-weight-complex="bold"/>
    </style:style>
    <style:style style:name="T33" style:family="text">
      <style:text-properties fo:color="#8888c6" style:text-position="0% 100%" style:font-name="JetBrains Mono" fo:font-size="12pt" fo:font-style="normal" fo:font-weight="normal" officeooo:rsid="003ecd56" fo:background-color="transparent" loext:char-shading-value="0" style:font-size-asian="12pt" style:font-style-asian="normal" style:font-weight-asian="normal" style:font-size-complex="18pt" style:font-weight-complex="bold"/>
    </style:style>
    <style:style style:name="T34" style:family="text">
      <style:text-properties fo:color="#6a8759" style:font-name="JetBrains Mono" fo:font-size="12pt" fo:font-style="normal" fo:font-weight="normal" style:font-size-asian="12pt" style:font-style-asian="normal" style:font-weight-asian="normal"/>
    </style:style>
    <style:style style:name="T35" style:family="text">
      <style:text-properties fo:color="#6a8759" style:font-name="JetBrains Mono" fo:font-size="12pt" fo:font-style="normal" fo:font-weight="normal" style:font-size-asian="12pt" style:font-style-asian="normal" style:font-weight-asian="normal" style:font-size-complex="18pt"/>
    </style:style>
    <style:style style:name="T36" style:family="text">
      <style:text-properties fo:color="#6a8759" style:font-name="JetBrains Mono" fo:font-size="12pt" fo:font-style="normal" fo:font-weight="normal" officeooo:rsid="003ecd56" style:font-size-asian="12pt" style:font-style-asian="normal" style:font-weight-asian="normal" style:font-size-complex="18pt"/>
    </style:style>
    <style:style style:name="T37" style:family="text">
      <style:text-properties fo:color="#6a8759" style:text-position="0% 100%" style:font-name="JetBrains Mono" fo:font-size="12pt" fo:font-style="normal" fo:font-weight="normal" officeooo:rsid="003ecd56" fo:background-color="transparent" loext:char-shading-value="0" style:font-size-asian="12pt" style:font-style-asian="normal" style:font-weight-asian="normal" style:font-size-complex="18pt" style:font-weight-complex="bold"/>
    </style:style>
    <style:style style:name="T38" style:family="text">
      <style:text-properties fo:color="#000000" style:text-position="0% 100%" fo:font-size="18pt" fo:font-weight="bold" fo:background-color="transparent" loext:char-shading-value="0" style:font-size-asian="18pt" style:font-weight-asian="bold" style:font-size-complex="18pt" style:font-weight-complex="bold"/>
    </style:style>
    <style:style style:name="T39" style:family="text">
      <style:text-properties fo:color="#000000" style:text-position="0% 100%" fo:font-size="18pt" fo:font-weight="bold" officeooo:rsid="003ecd56" fo:background-color="transparent" loext:char-shading-value="0" style:font-size-asian="18pt" style:font-weight-asian="bold" style:font-size-complex="18pt" style:font-weight-complex="bold"/>
    </style:style>
    <style:style style:name="T40" style:family="text">
      <style:text-properties fo:color="#000000" style:text-position="0% 100%" style:font-name="JetBrains Mono" fo:font-size="14pt" fo:font-style="normal" fo:font-weight="normal" officeooo:rsid="004ba158" fo:background-color="transparent" loext:char-shading-value="0" style:font-size-asian="14pt" style:font-style-asian="normal" style:font-weight-asian="normal" style:font-size-complex="14pt" style:font-weight-complex="bold"/>
    </style:style>
    <style:style style:name="T41" style:family="text">
      <style:text-properties fo:font-size="18pt" officeooo:rsid="003ecd56" style:font-size-asian="18pt" style:font-size-complex="18pt"/>
    </style:style>
    <style:style style:name="T42" style:family="text">
      <style:text-properties fo:font-weight="bold" style:font-weight-asian="bold" style:font-weight-complex="bold"/>
    </style:style>
    <style:style style:name="T43" style:family="text">
      <style:text-properties officeooo:rsid="00453496"/>
    </style:style>
    <style:style style:name="T44" style:family="text">
      <style:text-properties fo:color="#666666" style:font-name="JetBrains Mono" fo:font-size="12pt" fo:font-style="normal" fo:font-weight="normal" style:font-size-asian="12pt" style:font-style-asian="normal" style:font-weight-asian="normal"/>
    </style:style>
    <style:style style:name="T45" style:family="text">
      <style:text-properties officeooo:rsid="00473aea"/>
    </style:style>
    <style:style style:name="T46" style:family="text">
      <style:text-properties officeooo:rsid="00490012"/>
    </style:style>
    <style:style style:name="T47" style:family="text">
      <style:text-properties fo:font-variant="normal" fo:text-transform="none" style:text-line-through-style="none" style:text-line-through-type="none" style:font-name="apple-system" fo:font-size="9.75pt" fo:letter-spacing="normal" fo:font-style="normal" style:text-underline-style="none" fo:font-weight="normal" style:text-blinking="false"/>
    </style:style>
    <style:style style:name="T48" style:family="text">
      <style:text-properties fo:font-variant="normal" fo:text-transform="none" style:font-name="apple-system" fo:font-size="9.75pt" fo:letter-spacing="normal" fo:font-style="normal" fo:font-weight="normal"/>
    </style:style>
    <style:style style:name="T49" style:family="text">
      <style:text-properties fo:font-variant="normal" fo:text-transform="none" fo:letter-spacing="normal"/>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github.com/Algos-ICT/lab2-kegly/edit/main/исходный%20код/task2.py"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github.com/Algos-ICT/lab2-kegly/delete/main/исходный%20код/task2.py"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s://github.com/Algos-ICT/lab2-kegly/edit/main/исходный%20код/task4.py"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https://github.com/Algos-ICT/lab2-kegly/delete/main/исходный%20код/task4.py"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Санкт-Петербургский Национальный Исследовательский Университет Информационных технологий, механики и оптики</text:p>
      <text:p text:style-name="P1">факультет ИКТ</text:p>
      <text:p text:style-name="P1">1 курс</text:p>
      <text:p text:style-name="P1"/>
      <text:p text:style-name="P1"/>
      <text:p text:style-name="P1"/>
      <text:p text:style-name="P1"/>
      <text:p text:style-name="P1"/>
      <text:p text:style-name="P24">Лабораторная работа №<text:span text:style-name="T3">3</text:span></text:p>
      <text:p text:style-name="P22">Сортировка слиянием. Метод декомпозиции</text:p>
      <text:p text:style-name="P4"/>
      <text:p text:style-name="P4"/>
      <text:p text:style-name="P4"/>
      <text:p text:style-name="P4"/>
      <text:p text:style-name="P4"/>
      <text:p text:style-name="P4"/>
      <text:p text:style-name="P4"/>
      <text:p text:style-name="P4"/>
      <text:p text:style-name="P4"/>
      <text:p text:style-name="P4"/>
      <text:p text:style-name="P5"/>
      <text:p text:style-name="P2"><text:span text:style-name="T1">П</text:span>одготовила: Коркина Анна Михайловна</text:p>
      <text:p text:style-name="P2"><text:span text:style-name="T1">Г</text:span>руппа: К3120</text:p>
      <text:p text:style-name="P2"><text:span text:style-name="T1">Г</text:span>ород: Санкт-Петербург</text:p>
      <text:p text:style-name="P2"><text:span text:style-name="T1">Д</text:span>ата выполнения: <text:span text:style-name="T3">20</text:span>.<text:span text:style-name="T3">10</text:span>.21</text:p>
      <text:p text:style-name="P3"><text:span text:style-name="T1">П</text:span><text:span text:style-name="T2">реподаватель: </text:span>Харьковская</text:p>
      <text:p text:style-name="P21">Татьяна Александровна</text:p>
      <text:p text:style-name="P23"><text:span text:style-name="T45">№1 .</text:span>Сортировка слиянием</text:p>
      <text:p text:style-name="P6"/>
      <text:p text:style-name="P7">код:</text:p>
      <text:p text:style-name="P7"><text:line-break/><text:bookmark-start text:name="__DdeLink__2623_151192114"/><text:bookmark-start text:name="__DdeLink__3154_151192114"/><text:bookmark-start text:name="__DdeLink__3121_151192114"/><text:bookmark-start text:name="__DdeLink__3118_151192114"/><text:span text:style-name="T5">def </text:span><text:span text:style-name="T21">merge</text:span><text:span text:style-name="T10">(left</text:span><text:span text:style-name="T5">, </text:span><text:span text:style-name="T10">right): </text:span><text:span text:style-name="T23">#слияние двух подмассивов</text:span><text:line-break/><text:span text:style-name="T23"> <text:s text:c="3"/></text:span><text:span text:style-name="T10">res = []</text:span><text:line-break/><text:span text:style-name="T10"> <text:s text:c="3"/>l</text:span><text:span text:style-name="T5">, </text:span><text:span text:style-name="T10">r = </text:span><text:span text:style-name="T26">0</text:span><text:span text:style-name="T5">, </text:span><text:span text:style-name="T26">0 </text:span><text:span text:style-name="T23"># количество уже записанных чисел в конечный массив</text:span><text:line-break/><text:span text:style-name="T23"> <text:s text:c="3"/></text:span><text:span text:style-name="T5">while </text:span><text:span text:style-name="T10">(l &lt; </text:span><text:span text:style-name="T30">len</text:span><text:span text:style-name="T10">(left)) </text:span><text:span text:style-name="T5">and </text:span><text:span text:style-name="T10">(r &lt; </text:span><text:span text:style-name="T30">len</text:span><text:span text:style-name="T10">(right)): </text:span><text:span text:style-name="T23"># в конечный массив записываем по возрастанию числа из двух частей</text:span><text:line-break/><text:span text:style-name="T23"> <text:s text:c="7"/></text:span><text:span text:style-name="T5">if</text:span><text:span text:style-name="T10">(left[l] &lt; right[r]):</text:span><text:line-break/><text:span text:style-name="T10"> <text:s text:c="11"/>res.append(left[l])</text:span><text:line-break/><text:span text:style-name="T10"> <text:s text:c="11"/>l += </text:span><text:span text:style-name="T26">1</text:span><text:line-break/><text:span text:style-name="T26"> <text:s text:c="7"/></text:span><text:span text:style-name="T5">else</text:span><text:span text:style-name="T10">:</text:span><text:line-break/><text:span text:style-name="T10"> <text:s text:c="11"/>res.append(right[r])</text:span><text:line-break/><text:span text:style-name="T10"> <text:s text:c="11"/>r += </text:span><text:span text:style-name="T26">1</text:span><text:line-break/><text:span text:style-name="T23">#если останутся элементы только одной какой-то части :</text:span><text:line-break/><text:span text:style-name="T23"> <text:s text:c="3"/></text:span><text:span text:style-name="T5">while </text:span><text:span text:style-name="T10">(l &lt; </text:span><text:span text:style-name="T30">len</text:span><text:span text:style-name="T10">(left)):</text:span><text:line-break/><text:span text:style-name="T10"> <text:s text:c="7"/>res.append(left[l])</text:span><text:line-break/><text:span text:style-name="T10"> <text:s text:c="7"/>l += </text:span><text:span text:style-name="T26">1</text:span><text:line-break/><text:span text:style-name="T26"> <text:s text:c="3"/></text:span><text:span text:style-name="T5">while </text:span><text:span text:style-name="T10">(r &lt; </text:span><text:span text:style-name="T30">len</text:span><text:span text:style-name="T10">(right)):</text:span><text:line-break/><text:span text:style-name="T10"> <text:s text:c="7"/>res.append(right[r])</text:span><text:line-break/><text:span text:style-name="T10"> <text:s text:c="7"/>r += </text:span><text:span text:style-name="T26">1</text:span><text:line-break/><text:span text:style-name="T26"> <text:s text:c="3"/></text:span><text:span text:style-name="T5">return </text:span><text:span text:style-name="T10">res</text:span><text:line-break/><text:line-break/><text:span text:style-name="T5">def </text:span><text:span text:style-name="T21">merge_sort</text:span><text:span text:style-name="T10">(A):</text:span><text:line-break/><text:span text:style-name="T10"> <text:s text:c="3"/></text:span><text:span text:style-name="T5">if</text:span><text:span text:style-name="T10">(</text:span><text:span text:style-name="T30">len</text:span><text:span text:style-name="T10">(A) &lt;= </text:span><text:span text:style-name="T26">1</text:span><text:span text:style-name="T10">): </text:span><text:span text:style-name="T23">#если массив одноэлементный то уже делить нечего</text:span><text:line-break/><text:span text:style-name="T23"> <text:s text:c="7"/></text:span><text:span text:style-name="T5">return </text:span><text:span text:style-name="T10">A</text:span><text:line-break/><text:span text:style-name="T10"> <text:s text:c="3"/>middle = </text:span><text:span text:style-name="T30">len</text:span><text:span text:style-name="T10">(A) // </text:span><text:span text:style-name="T26">2 </text:span><text:span text:style-name="T23"># иначе делим на две части :</text:span><text:line-break/><text:span text:style-name="T23"> <text:s text:c="3"/></text:span><text:span text:style-name="T10">left = merge_sort(A[:middle])</text:span><text:line-break/><text:span text:style-name="T10"> <text:s text:c="3"/>right = merge_sort(A[middle:])</text:span><text:line-break/><text:span text:style-name="T10"> <text:s text:c="3"/></text:span><text:span text:style-name="T5">return </text:span><text:span text:style-name="T10">merge(left</text:span><text:span text:style-name="T5">, </text:span><text:span text:style-name="T10">right) </text:span><text:span text:style-name="T23">#сливаем части</text:span><text:line-break/><text:bookmark-end text:name="__DdeLink__3121_151192114"/><text:line-break/><text:bookmark-end text:name="__DdeLink__2623_151192114"/><text:line-break/><text:span text:style-name="T10">f=</text:span><text:span text:style-name="T30">open</text:span><text:span text:style-name="T10">(</text:span><text:span text:style-name="T34">'input.txt'</text:span><text:span text:style-name="T10">)</text:span><text:line-break/><text:span text:style-name="T10">a= </text:span><text:span text:style-name="T30">list</text:span><text:span text:style-name="T10">(</text:span><text:span text:style-name="T30">map</text:span><text:span text:style-name="T10">(</text:span><text:span text:style-name="T30">int</text:span><text:span text:style-name="T5">, </text:span><text:span text:style-name="T10">f.readline().split()))</text:span><text:line-break/><text:span text:style-name="T10">a=merge_sort(a)</text:span><text:line-break/><text:span text:style-name="T10">f2=</text:span><text:span text:style-name="T30">open</text:span><text:span text:style-name="T10">(</text:span><text:span text:style-name="T34">'output.txt'</text:span><text:span text:style-name="T5">, </text:span><text:span text:style-name="T34">'w'</text:span><text:span text:style-name="T10">)</text:span><text:line-break/><text:span text:style-name="T5">for </text:span><text:span text:style-name="T10">i </text:span><text:span text:style-name="T5">in </text:span><text:span text:style-name="T30">range</text:span><text:span text:style-name="T10">(</text:span><text:span text:style-name="T30">len</text:span><text:span text:style-name="T10">(a)):</text:span><text:line-break/><text:span text:style-name="T10"> <text:s text:c="3"/>f2.write(</text:span><text:span text:style-name="T30">str</text:span><text:span text:style-name="T10">(i)+</text:span><text:span text:style-name="T34">' '</text:span><text:span text:style-name="T10">)</text:span><text:bookmark-end text:name="__DdeLink__3154_151192114"/><text:bookmark-end text:name="__DdeLink__3118_151192114"/><text:line-break/></text:p>
      <text:p text:style-name="P14">худший случай (1000 элементов 10**9): 0.00<text:span text:style-name="T43">42 </text:span>сек<text:span text:style-name="T4">(0.0049 сек с записью и считыванием) </text:span></text:p>
      <text:p text:style-name="P16">при аналогичных входных данных алгоритм сортировки вставкой выполняется существенно медленнее : за 0.2 сек .</text:p>
      <text:p text:style-name="P15">лучший случай : 0.0030 сек</text:p>
      <text:p text:style-name="P15">средний : 0.0036</text:p>
      <text:p text:style-name="P11"><text:soft-page-break/></text:p>
      <text:p text:style-name="P8"><text:span text:style-name="T45">№ 5 .</text:span>Представитель большинства</text:p>
      <text:p text:style-name="P9"/>
      <text:p text:style-name="P9">Код:</text:p>
      <text:p text:style-name="P9"><text:bookmark-start text:name="__DdeLink__3156_151192114"/></text:p>
      <text:p text:style-name="P9"><text:span text:style-name="T5">def </text:span><text:span text:style-name="T21">merge</text:span><text:span text:style-name="T10">(left</text:span><text:span text:style-name="T5">, </text:span><text:span text:style-name="T10">right): </text:span><text:span text:style-name="T23">#слияние двух подмассивов</text:span><text:line-break/><text:span text:style-name="T23"> <text:s text:c="3"/></text:span><text:span text:style-name="T10">res = []</text:span><text:line-break/><text:span text:style-name="T10"> <text:s text:c="3"/>l</text:span><text:span text:style-name="T5">, </text:span><text:span text:style-name="T10">r = </text:span><text:span text:style-name="T26">0</text:span><text:span text:style-name="T5">, </text:span><text:span text:style-name="T26">0 </text:span><text:span text:style-name="T23"># количество уже записанных чисел в конечный массив</text:span><text:line-break/><text:span text:style-name="T23"> <text:s text:c="3"/></text:span><text:span text:style-name="T5">while </text:span><text:span text:style-name="T10">(l &lt; </text:span><text:span text:style-name="T30">len</text:span><text:span text:style-name="T10">(left)) </text:span><text:span text:style-name="T5">and </text:span><text:span text:style-name="T10">(r &lt; </text:span><text:span text:style-name="T30">len</text:span><text:span text:style-name="T10">(right)): </text:span><text:span text:style-name="T23"># в конечный массив записываем по возрастанию числа из двух частей</text:span><text:line-break/><text:span text:style-name="T23"> <text:s text:c="7"/></text:span><text:span text:style-name="T5">if</text:span><text:span text:style-name="T10">(left[l] &lt; right[r]):</text:span><text:line-break/><text:span text:style-name="T10"> <text:s text:c="11"/>res.append(left[l])</text:span><text:line-break/><text:span text:style-name="T10"> <text:s text:c="11"/>l += </text:span><text:span text:style-name="T26">1</text:span><text:line-break/><text:span text:style-name="T26"> <text:s text:c="7"/></text:span><text:span text:style-name="T5">else</text:span><text:span text:style-name="T10">:</text:span><text:line-break/><text:span text:style-name="T10"> <text:s text:c="11"/>res.append(right[r])</text:span><text:line-break/><text:span text:style-name="T10"> <text:s text:c="11"/>r += </text:span><text:span text:style-name="T26">1</text:span><text:line-break/><text:span text:style-name="T23">#если останутся элементы только одной какой-то части :</text:span><text:line-break/><text:span text:style-name="T23"> <text:s text:c="3"/></text:span><text:span text:style-name="T5">while </text:span><text:span text:style-name="T10">(l &lt; </text:span><text:span text:style-name="T30">len</text:span><text:span text:style-name="T10">(left)):</text:span><text:line-break/><text:span text:style-name="T10"> <text:s text:c="7"/>res.append(left[l])</text:span><text:line-break/><text:span text:style-name="T10"> <text:s text:c="7"/>l += </text:span><text:span text:style-name="T26">1</text:span><text:line-break/><text:span text:style-name="T26"> <text:s text:c="3"/></text:span><text:span text:style-name="T5">while </text:span><text:span text:style-name="T10">(r &lt; </text:span><text:span text:style-name="T30">len</text:span><text:span text:style-name="T10">(right)):</text:span><text:line-break/><text:span text:style-name="T10"> <text:s text:c="7"/>res.append(right[r])</text:span><text:line-break/><text:span text:style-name="T10"> <text:s text:c="7"/>r += </text:span><text:span text:style-name="T26">1</text:span><text:line-break/><text:span text:style-name="T26"> <text:s text:c="3"/></text:span><text:span text:style-name="T5">return </text:span><text:span text:style-name="T10">res</text:span><text:line-break/><text:line-break/><text:span text:style-name="T5">def </text:span><text:span text:style-name="T21">merge_sort</text:span><text:span text:style-name="T10">(A):</text:span><text:line-break/><text:span text:style-name="T10"> <text:s text:c="3"/></text:span><text:span text:style-name="T5">if</text:span><text:span text:style-name="T10">(</text:span><text:span text:style-name="T30">len</text:span><text:span text:style-name="T10">(A) &lt;= </text:span><text:span text:style-name="T26">1</text:span><text:span text:style-name="T10">): </text:span><text:span text:style-name="T23">#если массив одноэлементный то уже делить нечего</text:span><text:line-break/><text:span text:style-name="T23"> <text:s text:c="7"/></text:span><text:span text:style-name="T5">return </text:span><text:span text:style-name="T10">A</text:span><text:line-break/><text:span text:style-name="T10"> <text:s text:c="3"/>middle = </text:span><text:span text:style-name="T30">len</text:span><text:span text:style-name="T10">(A) // </text:span><text:span text:style-name="T26">2 </text:span><text:span text:style-name="T23"># иначе делим на две части :</text:span><text:line-break/><text:span text:style-name="T23"> <text:s text:c="3"/></text:span><text:span text:style-name="T10">left = merge_sort(A[:middle])</text:span><text:line-break/><text:span text:style-name="T10"> <text:s text:c="3"/>right = merge_sort(A[middle:])</text:span><text:line-break/><text:span text:style-name="T10"> <text:s text:c="3"/></text:span><text:span text:style-name="T5">return </text:span><text:span text:style-name="T10">merge(left</text:span><text:span text:style-name="T5">, </text:span><text:span text:style-name="T10">right) </text:span><text:span text:style-name="T23">#сливаем части</text:span><text:line-break/><text:line-break/><text:span text:style-name="T11">f=</text:span><text:span text:style-name="T31">open</text:span><text:span text:style-name="T11">(</text:span><text:span text:style-name="T36">'input.txt'</text:span><text:span text:style-name="T11">)</text:span><text:span text:style-name="T41"><text:line-break/></text:span><text:span text:style-name="T11">a= </text:span><text:span text:style-name="T31">list</text:span><text:span text:style-name="T11">(</text:span><text:span text:style-name="T31">map</text:span><text:span text:style-name="T11">(</text:span><text:span text:style-name="T31">int</text:span><text:span text:style-name="T6">, </text:span><text:span text:style-name="T11">f.readline().split()))</text:span><text:line-break/><text:span text:style-name="T10">a=merge_sort(a)</text:span><text:line-break/><text:span text:style-name="T10">count=</text:span><text:span text:style-name="T26">0 </text:span><text:span text:style-name="T44">#количество значений среднего элемента в отсортированном</text:span><text:span text:style-name="T26"> массиве</text:span><text:line-break/><text:span text:style-name="T5">for </text:span><text:span text:style-name="T10">i </text:span><text:span text:style-name="T5">in </text:span><text:span text:style-name="T30">range</text:span><text:span text:style-name="T10">(</text:span><text:span text:style-name="T30">len</text:span><text:span text:style-name="T10">(a)):</text:span><text:line-break/><text:span text:style-name="T10"> <text:s text:c="3"/></text:span><text:span text:style-name="T5">if </text:span><text:span text:style-name="T10">a[i]==a[</text:span><text:span text:style-name="T30">len</text:span><text:span text:style-name="T10">(a)//</text:span><text:span text:style-name="T26">2</text:span><text:span text:style-name="T10">]:</text:span><text:line-break/><text:span text:style-name="T10"> <text:s text:c="7"/>count+=</text:span><text:span text:style-name="T26">1</text:span></text:p>
      <text:p text:style-name="P9"><text:span text:style-name="T11">f2=</text:span><text:span text:style-name="T31">open</text:span><text:span text:style-name="T11">(</text:span><text:span text:style-name="T36">'output.txt'</text:span><text:span text:style-name="T6">, </text:span><text:span text:style-name="T36">'w'</text:span><text:span text:style-name="T11">)</text:span><text:line-break/><text:span text:style-name="T5">if </text:span><text:span text:style-name="T10">count&gt; </text:span><text:span text:style-name="T30">len</text:span><text:span text:style-name="T10">(a)//</text:span><text:span text:style-name="T26">2 </text:span><text:span text:style-name="T10">:</text:span></text:p>
      <text:p text:style-name="P10"><text:tab/><text:span text:style-name="T11">f2.write(</text:span><text:span text:style-name="T36">'</text:span><text:span text:style-name="T35">1</text:span><text:span text:style-name="T36">'</text:span><text:span text:style-name="T11">)</text:span><text:line-break/><text:span text:style-name="T5">else</text:span><text:span text:style-name="T10">:</text:span></text:p>
      <text:p text:style-name="P10"><text:span text:style-name="T11"><text:tab/>f2.write(</text:span><text:span text:style-name="T36">'</text:span><text:span text:style-name="T35">0</text:span><text:span text:style-name="T36">'</text:span><text:span text:style-name="T11">)</text:span><text:bookmark-end text:name="__DdeLink__3156_151192114"/><text:line-break/></text:p>
      <text:p text:style-name="P12"><text:soft-page-break/>№ <text:span text:style-name="T46">3. Число инверсий</text:span></text:p>
      <text:p text:style-name="P13"/>
      <text:p text:style-name="P13"/>
      <text:p text:style-name="P13"/>
      <text:p text:style-name="P17"><text:bookmark-start text:name="__DdeLink__3121_1511921141"/><text:bookmark-start text:name="__DdeLink__3165_151192114"/><text:bookmark-start text:name="__DdeLink__3161_151192114"/><text:bookmark-start text:name="__DdeLink__2623_1511921141"/><text:bookmark-start text:name="__DdeLink__3118_1511921141"/><text:span text:style-name="T8">def </text:span><text:span text:style-name="T22">merge</text:span><text:span text:style-name="T14">(left</text:span><text:span text:style-name="T8">, </text:span><text:span text:style-name="T14">right): </text:span><text:span text:style-name="T24">#слияние двух подмассивов</text:span></text:p>
      <text:p text:style-name="P17"><text:span text:style-name="T9">global </text:span><text:span text:style-name="T19">count</text:span><text:span text:style-name="T39"><text:line-break/></text:span><text:span text:style-name="T24"> <text:s text:c="3"/></text:span><text:span text:style-name="T14">res = []</text:span><text:span text:style-name="T39"><text:line-break/></text:span><text:span text:style-name="T14"> <text:s text:c="3"/>l</text:span><text:span text:style-name="T8">, </text:span><text:span text:style-name="T14">r = </text:span><text:span text:style-name="T28">0</text:span><text:span text:style-name="T8">, </text:span><text:span text:style-name="T28">0 </text:span><text:span text:style-name="T24"># количество уже записанных чисел в конечный массив</text:span><text:span text:style-name="T39"><text:line-break/></text:span><text:span text:style-name="T24"> <text:s text:c="3"/></text:span><text:span text:style-name="T8">while </text:span><text:span text:style-name="T14">(l &lt; </text:span><text:span text:style-name="T33">len</text:span><text:span text:style-name="T14">(left)) </text:span><text:span text:style-name="T8">and </text:span><text:span text:style-name="T14">(r &lt; </text:span><text:span text:style-name="T33">len</text:span><text:span text:style-name="T14">(right)): </text:span><text:span text:style-name="T24"># в конечный массив записываем по возрастанию числа из двух частей</text:span><text:span text:style-name="T39"><text:line-break/></text:span><text:span text:style-name="T24"> <text:s text:c="7"/></text:span><text:span text:style-name="T8">if</text:span><text:span text:style-name="T14">(left[l] </text:span><text:span text:style-name="T19">&lt; </text:span><text:span text:style-name="T20">=</text:span><text:span text:style-name="T16"> </text:span><text:span text:style-name="T14">right[r]):</text:span><text:span text:style-name="T39"><text:line-break/></text:span><text:span text:style-name="T14"> <text:s text:c="11"/>res.append(left[l])</text:span><text:span text:style-name="T39"><text:line-break/></text:span><text:span text:style-name="T14"> <text:s text:c="11"/>l += </text:span><text:span text:style-name="T28">1</text:span><text:span text:style-name="T39"><text:line-break/></text:span><text:span text:style-name="T28"> <text:s text:c="7"/></text:span><text:span text:style-name="T8">else</text:span><text:span text:style-name="T14">:</text:span><text:span text:style-name="T39"><text:line-break/></text:span><text:span text:style-name="T14"> <text:s text:c="11"/>res.append(right[r])</text:span><text:span text:style-name="T39"><text:line-break/></text:span><text:span text:style-name="T14"> <text:s text:c="11"/>r += </text:span><text:span text:style-name="T28">1</text:span></text:p>
      <text:p text:style-name="P17"><text:span text:style-name="T28"><text:tab/></text:span><text:span text:style-name="T29"> <text:s/></text:span><text:span text:style-name="T18">count+= (</text:span><text:span text:style-name="T32">len</text:span><text:span text:style-name="T12">(left)-l)</text:span></text:p>
      <text:p text:style-name="P17"><text:span text:style-name="T39"><text:line-break/></text:span><text:span text:style-name="T24"> <text:s text:c="3"/></text:span><text:span text:style-name="T8">while </text:span><text:span text:style-name="T14">(l &lt; </text:span><text:span text:style-name="T33">len</text:span><text:span text:style-name="T14">(left)):</text:span><text:span text:style-name="T39"><text:line-break/></text:span><text:span text:style-name="T14"> <text:s text:c="7"/>res.append(left[l])</text:span><text:span text:style-name="T39"><text:line-break/></text:span><text:span text:style-name="T14"> <text:s text:c="7"/>l += </text:span><text:span text:style-name="T28">1</text:span><text:span text:style-name="T39"><text:line-break/></text:span><text:span text:style-name="T28"> <text:s text:c="3"/></text:span><text:span text:style-name="T8">while </text:span><text:span text:style-name="T14">(r &lt; </text:span><text:span text:style-name="T33">len</text:span><text:span text:style-name="T14">(right)):</text:span><text:span text:style-name="T39"><text:line-break/></text:span><text:span text:style-name="T14"> <text:s text:c="7"/>res.append(right[r])</text:span><text:span text:style-name="T39"><text:line-break/></text:span><text:span text:style-name="T14"> <text:s text:c="7"/>r += </text:span><text:span text:style-name="T28">1</text:span><text:span text:style-name="T39"><text:line-break/></text:span><text:span text:style-name="T28"> <text:s text:c="3"/></text:span><text:span text:style-name="T8">return </text:span><text:span text:style-name="T14">res</text:span><text:span text:style-name="T39"><text:line-break/><text:line-break/></text:span><text:span text:style-name="T8">def </text:span><text:span text:style-name="T22">merge_sort</text:span><text:span text:style-name="T14">(A):</text:span><text:span text:style-name="T39"><text:line-break/></text:span><text:span text:style-name="T14"> <text:s text:c="3"/></text:span><text:span text:style-name="T8">if</text:span><text:span text:style-name="T14">(</text:span><text:span text:style-name="T33">len</text:span><text:span text:style-name="T14">(A) &lt;= </text:span><text:span text:style-name="T28">1</text:span><text:span text:style-name="T14">): </text:span><text:span text:style-name="T39"><text:line-break/></text:span><text:span text:style-name="T24"> <text:s text:c="7"/></text:span><text:span text:style-name="T8">return </text:span><text:span text:style-name="T14">A</text:span><text:span text:style-name="T39"><text:line-break/></text:span><text:span text:style-name="T14"> <text:s text:c="3"/>middle = </text:span><text:span text:style-name="T33">len</text:span><text:span text:style-name="T14">(A) // </text:span><text:span text:style-name="T28">2 </text:span><text:span text:style-name="T39"><text:line-break/></text:span><text:span text:style-name="T24"> <text:s text:c="3"/></text:span><text:span text:style-name="T14">left = merge_sort(A[:middle])</text:span><text:span text:style-name="T39"><text:line-break/></text:span><text:span text:style-name="T14"> <text:s text:c="3"/>right = merge_sort(A[middle:])</text:span><text:span text:style-name="T39"><text:line-break/></text:span><text:span text:style-name="T14"> <text:s text:c="3"/></text:span><text:span text:style-name="T8">return </text:span><text:span text:style-name="T14">merge(left</text:span><text:span text:style-name="T8">, </text:span><text:span text:style-name="T14">right)</text:span></text:p>
      <text:p text:style-name="P19"/>
      <text:p text:style-name="P18"><text:span text:style-name="T39"><text:line-break/></text:span><text:bookmark-end text:name="__DdeLink__3121_1511921141"/><text:span text:style-name="T7">global </text:span><text:span text:style-name="T13">count </text:span><text:span text:style-name="T24">#</text:span><text:span text:style-name="T25">количество инверсий</text:span><text:span text:style-name="T42"><text:line-break/></text:span><text:span text:style-name="T13">count=</text:span><text:span text:style-name="T27">0</text:span><text:span text:style-name="T39"><text:line-break/></text:span><text:bookmark-end text:name="__DdeLink__2623_1511921141"/><text:span text:style-name="T39"><text:line-break/></text:span><text:span text:style-name="T14">f=</text:span><text:span text:style-name="T33">open</text:span><text:span text:style-name="T14">(</text:span><text:span text:style-name="T37">'input.txt'</text:span><text:span text:style-name="T14">)</text:span><text:span text:style-name="T39"><text:line-break/></text:span><text:span text:style-name="T14">a= </text:span><text:span text:style-name="T33">list</text:span><text:span text:style-name="T14">(</text:span><text:span text:style-name="T33">map</text:span><text:span text:style-name="T14">(</text:span><text:span text:style-name="T33">int</text:span><text:span text:style-name="T8">, </text:span><text:span text:style-name="T14">f.readline().split()))</text:span><text:span text:style-name="T39"><text:line-break/></text:span><text:span text:style-name="T14">a=merge_sort(a)</text:span><text:span text:style-name="T39"><text:line-break/></text:span><text:span text:style-name="T14">f2=</text:span><text:span text:style-name="T33">open</text:span><text:span text:style-name="T14">(</text:span><text:span text:style-name="T37">'output.txt'</text:span><text:span text:style-name="T8">, </text:span><text:span text:style-name="T37">'w'</text:span><text:span text:style-name="T14">)</text:span><text:span text:style-name="T39"><text:line-break/></text:span><text:span text:style-name="T14">f2.write(</text:span><text:span text:style-name="T33">str</text:span><text:span text:style-name="T14">(</text:span><text:span text:style-name="T15">count)</text:span><text:span text:style-name="T14">)</text:span><text:bookmark-end text:name="__DdeLink__3118_1511921141"/><text:bookmark-end text:name="__DdeLink__3165_151192114"/></text:p>
      <text:p text:style-name="P26"/>
      <text:p text:style-name="P18"><text:span text:style-name="T14"><text:s text:c="4"/></text:span><text:span text:style-name="T17">7.</text:span></text:p>
      <text:p text:style-name="P18"><text:soft-page-break/><text:span text:style-name="T17"><text:tab/><text:tab/><text:tab/><text:tab/> <text:s text:c="5"/></text:span><text:span text:style-name="T40"><text:s text:c="2"/>7.</text:span></text:p>
      <text:p text:style-name="P27"/>
      <text:p text:style-name="P27">Код: </text:p>
      <text:p text:style-name="P18"><text:span text:style-name="T39"><text:line-break/></text:span><text:bookmark-end text:name="__DdeLink__3161_151192114"/><text:span text:style-name="T8">def </text:span><text:span text:style-name="T21">max_sub</text:span><text:span text:style-name="T10">(a):</text:span><text:line-break/><text:span text:style-name="T10"> <text:s text:c="3"/>temp_sum = a[</text:span><text:span text:style-name="T26">0</text:span><text:span text:style-name="T10">]</text:span><text:line-break/><text:span text:style-name="T10"> <text:s text:c="3"/>max_sum = temp_sum</text:span><text:line-break/><text:span text:style-name="T10"> <text:s text:c="3"/></text:span><text:span text:style-name="T5">for </text:span><text:span text:style-name="T10">item </text:span><text:span text:style-name="T5">in </text:span><text:span text:style-name="T10">a[</text:span><text:span text:style-name="T26">1</text:span><text:span text:style-name="T10">:]:</text:span><text:line-break/><text:span text:style-name="T10"> <text:s text:c="7"/>temp_sum = </text:span><text:span text:style-name="T30">max</text:span><text:span text:style-name="T10">(temp_sum + item</text:span><text:span text:style-name="T5">, </text:span><text:span text:style-name="T10">item)</text:span><text:line-break/><text:span text:style-name="T10"> <text:s text:c="7"/>max_sum = </text:span><text:span text:style-name="T30">max</text:span><text:span text:style-name="T10">(temp_sum</text:span><text:span text:style-name="T5">, </text:span><text:span text:style-name="T10">max_sum)</text:span><text:line-break/><text:span text:style-name="T10"> <text:s text:c="3"/></text:span><text:span text:style-name="T5">return </text:span><text:span text:style-name="T10">max_sum</text:span><text:line-break/><text:line-break/><text:span text:style-name="T10">arr = [-</text:span><text:span text:style-name="T26">3</text:span><text:span text:style-name="T5">, </text:span><text:span text:style-name="T10">-</text:span><text:span text:style-name="T26">4</text:span><text:span text:style-name="T5">, </text:span><text:span text:style-name="T10">-</text:span><text:span text:style-name="T26">5</text:span><text:span text:style-name="T10">]</text:span><text:line-break/><text:span text:style-name="T10">sum = max_sub(arr)</text:span><text:line-break/><text:span text:style-name="T30">print</text:span><text:span text:style-name="T10">(sum)</text:span><text:lin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tab/><text:tab/><text:tab/><text:tab/><text:tab/><text:tab/>6.</text:p>
      <text:p text:style-name="P28"/>
      <text:p text:style-name="P20"><text:span text:style-name="T39">к</text:span><text:span text:style-name="T38">од:</text:span></text:p>
      <text:p text:style-name="P29"/>
      <text:p text:style-name="P20"><text:span text:style-name="T38"><text:line-break/></text:span><text:span text:style-name="T5">def </text:span><text:span text:style-name="T21">Find_Maximum_Subarray</text:span><text:span text:style-name="T10">(A</text:span><text:span text:style-name="T5">,</text:span><text:span text:style-name="T10">low</text:span><text:span text:style-name="T5">,</text:span><text:span text:style-name="T10">high):</text:span><text:line-break/><text:span text:style-name="T10"> <text:s text:c="3"/></text:span><text:span text:style-name="T5">if </text:span><text:span text:style-name="T10">high== low:</text:span><text:line-break/><text:span text:style-name="T10"> <text:s text:c="7"/></text:span><text:span text:style-name="T5">return </text:span><text:span text:style-name="T10">(low</text:span><text:span text:style-name="T5">, </text:span><text:span text:style-name="T10">high</text:span><text:span text:style-name="T5">, </text:span><text:span text:style-name="T10">A[low])</text:span><text:line-break/><text:span text:style-name="T10"> <text:s text:c="3"/></text:span><text:span text:style-name="T5">else</text:span><text:span text:style-name="T10">:</text:span><text:line-break/><text:span text:style-name="T10"> <text:s text:c="7"/>mid = (low+high)//</text:span><text:span text:style-name="T26">2</text:span><text:line-break/><text:span text:style-name="T26"> <text:s text:c="7"/></text:span><text:span text:style-name="T10">leftlow</text:span><text:span text:style-name="T5">, </text:span><text:span text:style-name="T10">lefthigh</text:span><text:span text:style-name="T5">, </text:span><text:span text:style-name="T10">leftsum= Find_Maximum_Subarray(A</text:span><text:span text:style-name="T5">, </text:span><text:span text:style-name="T10">low</text:span><text:span text:style-name="T5">, </text:span><text:span text:style-name="T10">mid)</text:span><text:line-break/><text:span text:style-name="T10"> <text:s text:c="7"/>rightlow</text:span><text:span text:style-name="T5">, </text:span><text:span text:style-name="T10">righthigh</text:span><text:span text:style-name="T5">, </text:span><text:span text:style-name="T10">rightsum= Find_Maximum_Subarray(A</text:span><text:span text:style-name="T5">, </text:span><text:span text:style-name="T10">mid+</text:span><text:span text:style-name="T26">1</text:span><text:span text:style-name="T5">, </text:span><text:span text:style-name="T10">high)</text:span><text:line-break/><text:span text:style-name="T10"> <text:s text:c="7"/>crosslow</text:span><text:span text:style-name="T5">, </text:span><text:span text:style-name="T10">crosshigh</text:span><text:span text:style-name="T5">, </text:span><text:span text:style-name="T10">crosssum = Find_Max_Crossing_Subarray(A</text:span><text:span text:style-name="T5">, </text:span><text:span text:style-name="T10">low</text:span><text:span text:style-name="T5">, </text:span><text:span text:style-name="T10">mid</text:span><text:span text:style-name="T5">, </text:span><text:span text:style-name="T10">high)</text:span><text:line-break/><text:span text:style-name="T10"> <text:s text:c="7"/></text:span><text:span text:style-name="T5">if </text:span><text:span text:style-name="T10">leftsum &gt;= rightsum </text:span><text:span text:style-name="T5">and </text:span><text:span text:style-name="T10">leftsum &gt;= crosssum:</text:span><text:line-break/><text:span text:style-name="T10"> <text:s text:c="11"/></text:span><text:span text:style-name="T5">return </text:span><text:span text:style-name="T10">(leftlow</text:span><text:span text:style-name="T5">, </text:span><text:span text:style-name="T10">lefthigh</text:span><text:span text:style-name="T5">, </text:span><text:span text:style-name="T10">leftsum)</text:span><text:line-break/><text:span text:style-name="T10"> <text:s text:c="7"/></text:span><text:span text:style-name="T5">elif </text:span><text:span text:style-name="T10">rightsum&gt;= righthigh </text:span><text:span text:style-name="T5">and </text:span><text:span text:style-name="T10">rightsum&gt;= crosssum :</text:span><text:line-break/><text:span text:style-name="T10"> <text:s text:c="11"/></text:span><text:span text:style-name="T5">return </text:span><text:span text:style-name="T10">(rightlow</text:span><text:span text:style-name="T5">, </text:span><text:span text:style-name="T10">righthigh</text:span><text:span text:style-name="T5">, </text:span><text:span text:style-name="T10">rightsum)</text:span><text:line-break/><text:span text:style-name="T10"> <text:s text:c="7"/></text:span><text:span text:style-name="T5">else</text:span><text:span text:style-name="T10">:</text:span><text:line-break/><text:span text:style-name="T10"> <text:s text:c="11"/></text:span><text:span text:style-name="T5">return </text:span><text:span text:style-name="T10">(crosslow</text:span><text:span text:style-name="T5">, </text:span><text:span text:style-name="T10">crosshigh</text:span><text:span text:style-name="T5">, </text:span><text:span text:style-name="T10">crosssum)</text:span><text:line-break/><text:line-break/><text:line-break/><text:span text:style-name="T5">def </text:span><text:span text:style-name="T21">Find_Max_Crossing_Subarray</text:span><text:span text:style-name="T10">(A</text:span><text:span text:style-name="T5">, </text:span><text:span text:style-name="T10">low</text:span><text:span text:style-name="T5">, </text:span><text:span text:style-name="T10">mid</text:span><text:span text:style-name="T5">, </text:span><text:span text:style-name="T10">high):</text:span><text:line-break/><text:span text:style-name="T10"> <text:s text:c="3"/>leftsum= </text:span><text:span text:style-name="T30">float</text:span><text:span text:style-name="T10">(</text:span><text:span text:style-name="T34">'-inf'</text:span><text:span text:style-name="T10">)</text:span><text:line-break/><text:span text:style-name="T10"> <text:s text:c="3"/>sum=</text:span><text:span text:style-name="T26">0</text:span><text:line-break/><text:span text:style-name="T26"> <text:s text:c="3"/></text:span><text:span text:style-name="T10">maxleft=</text:span><text:span text:style-name="T26">0</text:span><text:line-break/><text:span text:style-name="T26"> <text:s text:c="3"/></text:span><text:span text:style-name="T10">maxright=</text:span><text:span text:style-name="T26">0</text:span><text:line-break/><text:span text:style-name="T26"> <text:s text:c="3"/></text:span><text:span text:style-name="T5">for </text:span><text:span text:style-name="T10">i </text:span><text:span text:style-name="T5">in </text:span><text:span text:style-name="T30">range</text:span><text:span text:style-name="T10">(mid</text:span><text:span text:style-name="T5">, </text:span><text:span text:style-name="T10">low</text:span><text:span text:style-name="T5">, </text:span><text:span text:style-name="T10">-</text:span><text:span text:style-name="T26">1</text:span><text:span text:style-name="T10">):</text:span><text:line-break/><text:span text:style-name="T10"> <text:s text:c="7"/>sum=sum+ A[i]</text:span><text:line-break/><text:span text:style-name="T10"> <text:s text:c="7"/></text:span><text:span text:style-name="T5">if </text:span><text:span text:style-name="T10">sum&gt;leftsum:</text:span><text:line-break/><text:span text:style-name="T10"> <text:s text:c="11"/>leftsum= sum</text:span><text:line-break/><text:span text:style-name="T10"> <text:s text:c="11"/>maxleft=i</text:span><text:line-break/><text:span text:style-name="T10"> <text:s text:c="3"/>rightsum=</text:span><text:span text:style-name="T30">float</text:span><text:span text:style-name="T10">(</text:span><text:span text:style-name="T34">'-inf'</text:span><text:span text:style-name="T10">)</text:span><text:line-break/><text:span text:style-name="T10"> <text:s text:c="3"/>sum=</text:span><text:span text:style-name="T26">0</text:span><text:line-break/><text:span text:style-name="T26"> <text:s text:c="3"/></text:span><text:span text:style-name="T5">for </text:span><text:span text:style-name="T10">j </text:span><text:span text:style-name="T5">in </text:span><text:span text:style-name="T30">range </text:span><text:span text:style-name="T10">(mid+</text:span><text:span text:style-name="T26">1</text:span><text:span text:style-name="T5">, </text:span><text:span text:style-name="T10">high):</text:span><text:line-break/><text:span text:style-name="T10"> <text:s text:c="7"/>sum=sum+A[j]</text:span><text:line-break/><text:span text:style-name="T10"> <text:s text:c="7"/></text:span><text:span text:style-name="T5">if </text:span><text:span text:style-name="T10">sum&gt; rightsum:</text:span><text:line-break/><text:span text:style-name="T10"> <text:s text:c="11"/>rightsum =sum</text:span><text:line-break/><text:span text:style-name="T10"> <text:s text:c="11"/>maxright=j</text:span><text:line-break/><text:span text:style-name="T10"> <text:s text:c="3"/></text:span><text:span text:style-name="T5">return </text:span><text:span text:style-name="T10">(maxleft</text:span><text:span text:style-name="T5">, </text:span><text:span text:style-name="T10">maxright</text:span><text:span text:style-name="T5">, </text:span><text:span text:style-name="T10">leftsum+rightsum)</text:span><text:line-break/><text:line-break/></text:p>
      <text:p text:style-name="P29"/>
      <text:p text:style-name="P29"/>
      <text:p text:style-name="P30"><text:soft-page-break/>4.</text:p>
      <text:p text:style-name="P30"><text:span text:style-name="T48">import random</text:span><text:line-break/><text:line-break/><text:span text:style-name="T48">def binary_search(x, arr):</text:span><text:line-break/><text:span text:style-name="T48">left = 0</text:span><text:line-break/><text:span text:style-name="T48">right = len(arr) - 1</text:span><text:line-break/><text:span text:style-name="T48">while left &lt;= right:</text:span><text:line-break/><text:tab/><text:span text:style-name="T48">center = (left+right) // 2</text:span><text:line-break/><text:span text:style-name="T48">if arr[center]&lt;x:</text:span><text:line-break/><text:tab/><text:span text:style-name="T48">left = center+1</text:span><text:line-break/><text:span text:style-name="T48">elif arr[center]&gt;x:</text:span><text:line-break/><text:tab/><text:span text:style-name="T48">right = center-1</text:span><text:line-break/><text:span text:style-name="T48">else:</text:span><text:line-break/><text:tab/><text:span text:style-name="T48">return center</text:span><text:line-break/><text:span text:style-name="T48">return -1</text:span><text:line-break/><text:line-break/><text:span text:style-name="T48">def find_elements_in_array(find_in, find_what):</text:span><text:line-break/><text:tab/><text:span text:style-name="T48">f = open('output.txt', 'w')</text:span><text:line-break/><text:tab/><text:span text:style-name="T48">for i in range(len(find_what)):</text:span><text:line-break/><text:tab/><text:span text:style-name="T48">f.write(' ' + str(binary_search(find_what[i], find_in)))</text:span><text:line-break/><text:tab/><text:span text:style-name="T48">f.close()</text:span><text:line-break/><text:line-break/><text:span text:style-name="T48">a = [random.randint(1, 10 ** 9) for i in range(100000)]</text:span><text:line-break/><text:span text:style-name="T48">f = open('input.txt', 'w')</text:span><text:line-break/><text:span text:style-name="T48">f.write(str('100000\n'))</text:span><text:line-break/><text:span text:style-name="T48">for i in a:</text:span><text:line-break/><text:tab/><text:span text:style-name="T48">f.write(str(i) + ' ')</text:span><text:line-break/><text:tab/><text:span text:style-name="T48">f.write('\n')</text:span><text:line-break/><text:span text:style-name="T48">b = [random.randint(1, 10 ** 9) for i in range(100000)]</text:span><text:line-break/><text:line-break/><text:span text:style-name="T48">f.write(str('100000\n'))</text:span><text:line-break/><text:span text:style-name="T48">for i in b:</text:span><text:line-break/><text:span text:style-name="T48">f.write(str(i) + ' ')</text:span><text:line-break/><text:span text:style-name="T48">f.close()</text:span><text:line-break/><text:line-break/><text:line-break/><text:line-break/><text:line-break/><text:span text:style-name="T48">f = open('input.txt', 'r')</text:span><text:line-break/><text:span text:style-name="T48">n = f.readline()</text:span><text:line-break/><text:span text:style-name="T48">a = list(map(int, (f.readline().split())))</text:span><text:line-break/><text:span text:style-name="T48">a.sort()</text:span><text:line-break/><text:span text:style-name="T48">k = f.readline()</text:span><text:line-break/><text:span text:style-name="T48">b = list(map(int, (f.readline().split())))</text:span><text:line-break/><text:soft-page-break/><text:span text:style-name="T48">f.close()</text:span><text:line-break/><text:line-break/><text:span text:style-name="T48">find_elements_in_array(a, b)</text:span><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Times New Roman" svg:font-family="'Times New Roman'"/>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Times new roman" svg:font-family="'Times new roman'" style:font-family-generic="roman"/>
    <style:font-face style:name="JetBrains Mono" svg:font-family="'JetBrai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Обычный"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Объект_20_без_20_заливки" style:display-name="Объект без заливки" style:family="paragraph" style:parent-style-name="Обычный" style:default-outline-level=""/>
    <style:style style:name="Объект_20_без_20_заливки_20_и_20_линий" style:display-name="Объект без заливки и линий" style:family="paragraph" style:parent-style-name="Обычный"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Заглавие_20_А4" style:display-name="Заглавие А4" style:family="paragraph" style:parent-style-name="A4" style:default-outline-level="">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default-outline-level="">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default-outline-level="">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default-outline-level="">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default-outline-level="">
      <style:text-properties style:font-name="Noto Sans" fo:font-family="'Noto Sans'" style:font-family-generic="roman" style:font-pitch="variable" fo:font-size="47.5pt" style:font-size-asian="47.5pt"/>
    </style:style>
    <style:style style:name="Графика"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Фигуры" style:family="paragraph" style:parent-style-name="Графика" style:default-outline-level="">
      <style:text-properties style:font-name="Liberation Sans1"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1"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1"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1"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1"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1" fo:font-family="'Liberation Sans'" style:font-family-generic="roman" style:font-pitch="variable" fo:font-size="18pt" style:font-size-asian="18pt"/>
    </style:style>
    <style:style style:name="master-page64_7e_LT_7e_Gliederung_20_1" style:display-name="master-page64~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master-page64_7e_LT_7e_Gliederung_20_2" style:display-name="master-page64~LT~Gliederung 2" style:family="paragraph" style:parent-style-name="master-page64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4_7e_LT_7e_Gliederung_20_3" style:display-name="master-page64~LT~Gliederung 3" style:family="paragraph" style:parent-style-name="master-page64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4_7e_LT_7e_Gliederung_20_4" style:display-name="master-page64~LT~Gliederung 4" style:family="paragraph" style:parent-style-name="master-page64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5" style:display-name="master-page64~LT~Gliederung 5" style:family="paragraph" style:parent-style-name="master-page64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6" style:display-name="master-page64~LT~Gliederung 6" style:family="paragraph" style:parent-style-name="master-page64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7" style:display-name="master-page64~LT~Gliederung 7" style:family="paragraph" style:parent-style-name="master-page64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8" style:display-name="master-page64~LT~Gliederung 8" style:family="paragraph" style:parent-style-name="master-page64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9" style:display-name="master-page64~LT~Gliederung 9" style:family="paragraph" style:parent-style-name="master-page64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Titel" style:display-name="master-page64~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64_7e_LT_7e_Untertitel" style:display-name="master-page64~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64_7e_LT_7e_Notizen" style:display-name="master-page64~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64_7e_LT_7e_Hintergrundobjekte" style:display-name="master-page64~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64_7e_LT_7e_Hintergrund" style:display-name="master-page64~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Объекты_20_фона" style:display-name="Объекты фона"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Фон"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Примечания"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Структура_20_1" style:display-name="Структура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Структура_20_2" style:display-name="Структура 2" style:family="paragraph" style:parent-style-name="Структура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1" style:display-name="master-page3~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6_7e_LT_7e_Gliederung_20_1" style:display-name="master-page36~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master-page36_7e_LT_7e_Gliederung_20_2" style:display-name="master-page36~LT~Gliederung 2" style:family="paragraph" style:parent-style-name="master-page36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6_7e_LT_7e_Gliederung_20_3" style:display-name="master-page36~LT~Gliederung 3" style:family="paragraph" style:parent-style-name="master-page36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6_7e_LT_7e_Gliederung_20_4" style:display-name="master-page36~LT~Gliederung 4" style:family="paragraph" style:parent-style-name="master-page36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6_7e_LT_7e_Gliederung_20_5" style:display-name="master-page36~LT~Gliederung 5" style:family="paragraph" style:parent-style-name="master-page36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6_7e_LT_7e_Gliederung_20_6" style:display-name="master-page36~LT~Gliederung 6" style:family="paragraph" style:parent-style-name="master-page36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6_7e_LT_7e_Gliederung_20_7" style:display-name="master-page36~LT~Gliederung 7" style:family="paragraph" style:parent-style-name="master-page36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6_7e_LT_7e_Gliederung_20_8" style:display-name="master-page36~LT~Gliederung 8" style:family="paragraph" style:parent-style-name="master-page36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6_7e_LT_7e_Gliederung_20_9" style:display-name="master-page36~LT~Gliederung 9" style:family="paragraph" style:parent-style-name="master-page36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6_7e_LT_7e_Titel" style:display-name="master-page36~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36_7e_LT_7e_Untertitel" style:display-name="master-page36~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6_7e_LT_7e_Notizen" style:display-name="master-page36~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36_7e_LT_7e_Hintergrundobjekte" style:display-name="master-page36~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6_7e_LT_7e_Hintergrund" style:display-name="master-page36~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45_7e_LT_7e_Gliederung_20_1" style:display-name="master-page45~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master-page45_7e_LT_7e_Gliederung_20_2" style:display-name="master-page45~LT~Gliederung 2" style:family="paragraph" style:parent-style-name="master-page45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45_7e_LT_7e_Gliederung_20_3" style:display-name="master-page45~LT~Gliederung 3" style:family="paragraph" style:parent-style-name="master-page45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45_7e_LT_7e_Gliederung_20_4" style:display-name="master-page45~LT~Gliederung 4" style:family="paragraph" style:parent-style-name="master-page45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5_7e_LT_7e_Gliederung_20_5" style:display-name="master-page45~LT~Gliederung 5" style:family="paragraph" style:parent-style-name="master-page45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5_7e_LT_7e_Gliederung_20_6" style:display-name="master-page45~LT~Gliederung 6" style:family="paragraph" style:parent-style-name="master-page45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5_7e_LT_7e_Gliederung_20_7" style:display-name="master-page45~LT~Gliederung 7" style:family="paragraph" style:parent-style-name="master-page45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5_7e_LT_7e_Gliederung_20_8" style:display-name="master-page45~LT~Gliederung 8" style:family="paragraph" style:parent-style-name="master-page45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5_7e_LT_7e_Gliederung_20_9" style:display-name="master-page45~LT~Gliederung 9" style:family="paragraph" style:parent-style-name="master-page45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5_7e_LT_7e_Titel" style:display-name="master-page45~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45_7e_LT_7e_Untertitel" style:display-name="master-page45~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45_7e_LT_7e_Notizen" style:display-name="master-page45~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45_7e_LT_7e_Hintergrundobjekte" style:display-name="master-page45~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45_7e_LT_7e_Hintergrund" style:display-name="master-page45~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9T21:18:33.455270236</meta:creation-date>
    <dc:date>2021-10-26T10:40:22.375302319</dc:date>
    <meta:editing-duration>PT2H20M47S</meta:editing-duration>
    <meta:editing-cycles>20</meta:editing-cycles>
    <meta:generator>LibreOffice/6.4.4.2$Linux_X86_64 LibreOffice_project/40$Build-2</meta:generator>
    <meta:document-statistic meta:table-count="0" meta:image-count="0" meta:object-count="0" meta:page-count="8" meta:paragraph-count="39" meta:word-count="729" meta:character-count="6081" meta:non-whitespace-character-count="4604"/>
  </office:meta>
</office:document-meta>
</file>